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7000001F6FB09A7823372113D.png" manifest:media-type="image/png"/>
  <manifest:file-entry manifest:full-path="Pictures/1000000100000137000001CCF22F8B78A02F0E5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e80f" officeooo:paragraph-rsid="0009e80f"/>
    </style:style>
    <style:style style:name="P2" style:family="paragraph" style:parent-style-name="Standard">
      <style:text-properties style:text-underline-style="none" officeooo:rsid="0009e80f" officeooo:paragraph-rsid="0009e80f"/>
    </style:style>
    <style:style style:name="P3" style:family="paragraph" style:parent-style-name="Standard">
      <style:text-properties officeooo:rsid="000b6a7b" officeooo:paragraph-rsid="000b6a7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URAS PARA LA MEMORIA</text:p>
      <text:p text:style-name="P3">Creacion base de datos</text:p>
      <text:p text:style-name="P3"><draw:frame draw:style-name="fr1" draw:name="Imagen2" text:anchor-type="char" svg:x="0.086cm" svg:y="0.042cm" svg:width="17cm" svg:height="8.973cm" draw:z-index="1"><draw:image xlink:href="Pictures/10000001000003B7000001F6FB09A7823372113D.png" xlink:type="simple" xlink:show="embed" xlink:actuate="onLoad" draw:mime-type="image/png"/></draw:frame><draw:frame draw:style-name="fr1" draw:name="Imagen1" text:anchor-type="char" svg:x="0.129cm" svg:y="9.2cm" svg:width="6.583cm" svg:height="9.737cm" draw:z-index="0"><draw:image xlink:href="Pictures/1000000100000137000001CCF22F8B78A02F0E5B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8T16:32:40.661000000</meta:creation-date>
    <dc:date>2023-10-18T17:15:07.630000000</dc:date>
    <meta:editing-duration>PT32M16S</meta:editing-duration>
    <meta:editing-cycles>1</meta:editing-cycles>
    <meta:document-statistic meta:table-count="0" meta:image-count="2" meta:object-count="0" meta:page-count="1" meta:paragraph-count="2" meta:word-count="8" meta:character-count="46" meta:non-whitespace-character-count="40"/>
    <meta:generator>LibreOffice/7.3.2.2$Windows_X86_64 LibreOffice_project/49f2b1bff42cfccbd8f788c8dc32c1c309559be0</meta:generator>
  </office:meta>
</office:document-meta>
</file>